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able-cell-properties fo:background-color="#ffbf00"/>
      <style:text-properties style:font-name="Calibri"/>
    </style:style>
    <style:style style:name="ce1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933"/>
      <style:text-properties style:font-name="Calibri"/>
    </style:style>
    <style:style style:name="ce3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86.33mm" svg:height="105.17mm" svg:x="126.38mm" svg:y="73.75mm">
            <draw:object draw:notify-on-update-of-ranges="Tabelle1.A3:Tabelle1.A3 Tabelle1.B3:Tabelle1.N3 Tabelle1.A4:Tabelle1.A4 Tabelle1.B4:Tabelle1.N4 Tabelle1.A5:Tabelle1.A5 Tabelle1.B5:Tabelle1.N5 Tabelle1.A6:Tabelle1.A6 Tabelle1.B6:Tabelle1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50" table:default-cell-style-name="Default"/>
        <table:table-row table:style-name="ro1">
          <table:table-cell table:number-columns-repeated="9"/>
          <table:table-cell table:style-name="Default" table:number-columns-repeated="5"/>
          <table:table-cell table:number-columns-repeated="50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1"/>
        </table:table-row>
        <table:table-row table:style-name="ro2">
          <table:table-cell table:style-name="ce4" office:value-type="string" calcext:value-type="string">
            <text:p>Kategorie</text:p>
          </table:table-cell>
          <table:table-cell table:style-name="ce4" office:value-type="string" calcext:value-type="string">
            <text:p>bin02</text:p>
          </table:table-cell>
          <table:table-cell table:style-name="ce4" office:value-type="string" calcext:value-type="string">
            <text:p>bin 04</text:p>
          </table:table-cell>
          <table:table-cell table:style-name="ce4" office:value-type="string" calcext:value-type="string">
            <text:p>bin05</text:p>
          </table:table-cell>
          <table:table-cell table:style-name="ce4" office:value-type="string" calcext:value-type="string">
            <text:p>bin07</text:p>
          </table:table-cell>
          <table:table-cell table:style-name="ce4" office:value-type="string" calcext:value-type="string">
            <text:p>bin08</text:p>
          </table:table-cell>
          <table:table-cell table:style-name="ce4" office:value-type="string" calcext:value-type="string">
            <text:p>bin09</text:p>
          </table:table-cell>
          <table:table-cell table:style-name="ce4" office:value-type="string" calcext:value-type="string">
            <text:p>bin10</text:p>
          </table:table-cell>
          <table:table-cell table:style-name="ce4" office:value-type="string" calcext:value-type="string">
            <text:p>bin11</text:p>
          </table:table-cell>
          <table:table-cell table:style-name="ce5" office:value-type="string" calcext:value-type="string">
            <text:p>bin01</text:p>
          </table:table-cell>
          <table:table-cell table:style-name="ce7" office:value-type="string" calcext:value-type="string">
            <text:p>Longilinea arvoryzae</text:p>
          </table:table-cell>
          <table:table-cell table:style-name="ce8" office:value-type="string" calcext:value-type="string">
            <text:p>bin03</text:p>
          </table:table-cell>
          <table:table-cell table:style-name="ce8" office:value-type="string" calcext:value-type="string">
            <text:p>bin06</text:p>
          </table:table-cell>
          <table:table-cell table:style-name="ce8" office:value-type="string" calcext:value-type="string">
            <text:p>Bellilinea caldifistulae</text:p>
          </table:table-cell>
          <table:table-cell table:style-name="ce4" table:number-columns-repeated="50"/>
        </table:table-row>
        <table:table-row table:style-name="ro1">
          <table:table-cell office:value-type="string" calcext:value-type="string">
            <text:p>NRPS/PK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erpen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terioc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.00.0000</text:date>, <text:time style:data-style-name="N2" text:time-value="15:41:47.3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4T13:58:06.323000000</meta:creation-date>
    <dc:date>2019-09-30T15:44:16.861000000</dc:date>
    <meta:editing-duration>PT8H27M1S</meta:editing-duration>
    <meta:editing-cycles>14</meta:editing-cycles>
    <meta:generator>LibreOffice/6.3.0.4$Windows_X86_64 LibreOffice_project/057fc023c990d676a43019934386b85b21a9ee99</meta:generator>
    <meta:document-statistic meta:table-count="1" meta:cell-count="5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libri" style:font-style-name="Standard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Calibri" style:font-style-name="Standar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Calibri" style:font-style-name="Standard" fo:font-size="10pt" style:font-size-asian="10pt" style:font-size-complex="10pt"/>
    </style:style>
    <style:style style:name="ch6" style:family="chart">
      <style:graphic-properties draw:stroke-dash="Dashed_5f_5f_5f_20_5f_5f_5f__5f_5f_5f_28_5f_5f_5f_var_5f_5f_5f_29_5f_5f_5f__5f_5f_5f_20_5f_5f_5f_1" svg:stroke-width="0.03cm"/>
    </style:style>
    <style:style style:name="ch7" style:family="chart">
      <style:graphic-properties svg:stroke-color="#ffffff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34cm" svg:height="10.518cm" xlink:href=".." xlink:type="simple" chart:class="chart:bar" chart:style-name="ch1">
        <chart:legend chart:legend-position="end" svg:x="16.344cm" svg:y="4.541cm" style:legend-expansion="high" chart:style-name="ch2"/>
        <chart:plot-area chart:style-name="ch3" table:cell-range-address="Tabelle1.A3:Tabelle1.N6" chart:data-source-has-labels="both" svg:x="0.372cm" svg:y="0.21cm" svg:width="15.6cm" svg:height="10.098cm">
          <chartooo:coordinate-region svg:x="0.808cm" svg:y="0.21cm" svg:width="15.164cm" svg:height="7.335cm"/>
          <chart:axis chart:dimension="x" chart:name="primary-x" chart:style-name="ch4" chartooo:axis-type="auto">
            <chartooo:date-scale/>
            <chart:categories table:cell-range-address="Tabelle1.B3:Tabelle1.N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Tabelle1.B4:Tabelle1.N4" chart:label-cell-address="Tabelle1.A4:Tabelle1.A4" chart:class="chart:bar">
            <chart:data-point chart:repeated="13"/>
          </chart:series>
          <chart:series chart:style-name="ch9" chart:values-cell-range-address="Tabelle1.B5:Tabelle1.N5" chart:label-cell-address="Tabelle1.A5:Tabelle1.A5" chart:class="chart:bar">
            <chart:data-point chart:repeated="13"/>
          </chart:series>
          <chart:series chart:style-name="ch10" chart:values-cell-range-address="Tabelle1.B6:Tabelle1.N6" chart:label-cell-address="Tabelle1.A6:Tabelle1.A6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02</text:p>
                <draw:g>
                  <svg:desc>Tabelle1.B3:Tabelle1.N3</svg:desc>
                </draw:g>
              </table:table-cell>
              <table:table-cell office:value-type="string">
                <text:p>bin 04</text:p>
              </table:table-cell>
              <table:table-cell office:value-type="string">
                <text:p>bin05</text:p>
              </table:table-cell>
              <table:table-cell office:value-type="string">
                <text:p>bin07</text:p>
              </table:table-cell>
              <table:table-cell office:value-type="string">
                <text:p>bin08</text:p>
              </table:table-cell>
              <table:table-cell office:value-type="string">
                <text:p>bin09</text:p>
              </table:table-cell>
              <table:table-cell office:value-type="string">
                <text:p>bin10</text:p>
              </table:table-cell>
              <table:table-cell office:value-type="string">
                <text:p>bin11</text:p>
              </table:table-cell>
              <table:table-cell office:value-type="string">
                <text:p>bin01</text:p>
              </table:table-cell>
              <table:table-cell office:value-type="string">
                <text:p>Longilinea arvoryzae</text:p>
              </table:table-cell>
              <table:table-cell office:value-type="string">
                <text:p>bin03</text:p>
              </table:table-cell>
              <table:table-cell office:value-type="string">
                <text:p>bin06</text:p>
              </table:table-cell>
              <table:table-cell office:value-type="string">
                <text:p>Bellilinea caldifistulae</text:p>
              </table:table-cell>
            </table:table-row>
          </table:table-header-rows>
          <table:table-rows>
            <table:table-row>
              <table:table-cell office:value-type="string">
                <text:p>NRPS/PKS</text:p>
                <draw:g>
                  <svg:desc>Tabelle1.A4:Tabelle1.A4</svg:desc>
                </draw:g>
              </table:table-cell>
              <table:table-cell office:value-type="float" office:value="1">
                <text:p>1</text:p>
                <draw:g>
                  <svg:desc>Tabelle1.B4:Tabelle1.N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rpene</text:p>
                <draw:g>
                  <svg:desc>Tabelle1.A5:Tabelle1.A5</svg:desc>
                </draw:g>
              </table:table-cell>
              <table:table-cell office:value-type="float" office:value="1">
                <text:p>1</text:p>
                <draw:g>
                  <svg:desc>Tabelle1.B5:Tabelle1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cteriocin</text:p>
                <draw:g>
                  <svg:desc>Tabelle1.A6:Tabelle1.A6</svg:desc>
                </draw:g>
              </table:table-cell>
              <table:table-cell office:value-type="float" office:value="0">
                <text:p>0</text:p>
                <draw:g>
                  <svg:desc>Tabelle1.B6:Tabelle1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